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color="#3333ff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336633" draw:marker-start-width="0.35cm" draw:marker-end-width="0.35cm" draw:fill="solid" draw:fill-color="#99cc99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.1cm" svg:stroke-color="#cc9900" draw:marker-start-width="0.35cm" draw:marker-end-width="0.35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svg:stroke-color="#cc9900" draw:marker-start-width="0.35cm" draw:marker-end-width="0.35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336633" draw:marker-start-width="0.35cm" draw:marker-end-width="0.35cm" draw:fill="solid" draw:fill-color="#99cc99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weight="normal" style:font-size-asian="14pt" style:font-size-complex="14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svg:x1="10.1cm" svg:y1="3.8cm" svg:x2="24.4cm" svg:y2="4.4cm" draw:start-shape="id1" draw:start-glue-point="2" draw:end-shape="id2" svg:d="M10100 3800v600h14300" svg:viewBox="0 0 14301 601">
          <text:p/>
        </draw:connector>
        <draw:connector draw:style-name="gr2" draw:text-style-name="P1" draw:layer="layout" svg:x1="24.4cm" svg:y1="14.7cm" svg:x2="18.1cm" svg:y2="16cm" draw:start-shape="id3" draw:start-glue-point="3" draw:end-shape="id4" draw:end-glue-point="0" svg:d="M24400 14700h-6300v1300" svg:viewBox="0 0 6301 1301">
          <text:p/>
        </draw:connector>
        <draw:connector draw:style-name="gr2" draw:text-style-name="P1" draw:layer="layout" svg:x1="10.1cm" svg:y1="8cm" svg:x2="3.8cm" svg:y2="6.7cm" draw:start-shape="id5" draw:start-glue-point="0" draw:end-shape="id6" draw:end-glue-point="1" svg:d="M10100 8000v-1300h-6300" svg:viewBox="0 0 6301 1301">
          <text:p/>
        </draw:connector>
        <draw:connector draw:style-name="gr2" draw:text-style-name="P1" draw:layer="layout" svg:x1="26.1cm" svg:y1="7.4cm" svg:x2="26.1cm" svg:y2="10cm" draw:start-shape="id7" draw:start-glue-point="2" draw:end-shape="id8" draw:end-glue-point="0" svg:d="M26100 7400v2600" svg:viewBox="0 0 1 2601">
          <text:p/>
        </draw:connector>
        <draw:custom-shape draw:style-name="gr3" draw:text-style-name="P2" draw:layer="layout" svg:width="3.4cm" svg:height="1.4cm" svg:x="24.4cm" svg:y="8cm">
          <text:p text:style-name="P1"><text:span text:style-name="T1">Regularized</text:span></text:p>
          <text:p text:style-name="P1"><text:span text:style-name="T1">Cov. matric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8cm" svg:y1="1.144cm" svg:x2="6.1cm" svg:y2="2.4cm" draw:start-shape="id9" draw:start-glue-point="1" draw:end-shape="id10" svg:d="M3800 1144h2300v1256" svg:viewBox="0 0 2301 1257">
          <text:p/>
        </draw:connector>
        <draw:custom-shape draw:style-name="gr5" draw:text-style-name="P2" xml:id="id9" draw:id="id9" draw:layer="layout" svg:width="3.4cm" svg:height="1.4cm" svg:x="0.4cm" svg:y="0.444cm">
          <text:p text:style-name="P1"><text:span text:style-name="T1">Input C(l)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4cm" svg:height="1.4cm" svg:x="4.4cm" svg:y="0.4cm">
          <text:p text:style-name="P1"><text:span text:style-name="T1">Fields info 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6" draw:id="id26" draw:layer="layout" svg:width="3.4cm" svg:height="1.4cm" svg:x="16.4cm" svg:y="10cm">
          <text:p text:style-name="P1"><text:span text:style-name="T1">Triangular</text:span></text:p>
          <text:p text:style-name="P1"><text:span text:style-name="T1">matr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3.4cm" svg:height="1.4cm" svg:x="0.4cm" svg:y="2.4cm">
          <text:p text:style-name="P1"><text:span text:style-name="T1">Config 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4cm" svg:x="16.4cm" svg:y="14cm">
          <text:p text:style-name="P1"><text:span text:style-name="T1">Angular sel.</text:span></text:p>
          <text:p text:style-name="P1"><text:span text:style-name="T1">function(s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4cm" svg:x="20.4cm" svg:y="14cm">
          <text:p text:style-name="P1"><text:span text:style-name="T1">Radial sel.</text:span></text:p>
          <text:p text:style-name="P1"><text:span text:style-name="T1">function(s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3.4cm" svg:height="1.4cm" svg:x="24.4cm" svg:y="14cm">
          <text:p text:style-name="P1"><text:span text:style-name="T1">Star mas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0" draw:id="id40" draw:layer="layout" svg:width="3.4cm" svg:height="1.4cm" svg:x="0.4cm" svg:y="4.3cm">
          <text:p text:style-name="P1"><text:span text:style-name="T1">Fields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3.4cm" svg:height="1.4cm" svg:x="8.4cm" svg:y="0.4cm">
          <text:p text:style-name="P1"><text:span text:style-name="T1">Smoothed</text:span></text:p>
          <text:p text:style-name="P1"><text:span text:style-name="T1">C(l)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3.4cm" svg:height="1.4cm" svg:x="12.4cm" svg:y="0.4cm">
          <text:p text:style-name="P1"><text:span text:style-name="T2">Ang. Corr.</text:span></text:p>
          <text:p text:style-name="P1"><text:span text:style-name="T2">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3.4cm" svg:height="1.4cm" svg:x="16.4cm" svg:y="0.4cm">
          <text:p text:style-name="P1"><text:span text:style-name="T2">Gaus. Ang. </text:span></text:p>
          <text:p text:style-name="P1"><text:span text:style-name="T2">corr. 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3.4cm" svg:height="1.4cm" svg:x="20.4cm" svg:y="0.4cm">
          <text:p text:style-name="P1"><text:span text:style-name="T1">Gaussian</text:span></text:p>
          <text:p text:style-name="P1"><text:span text:style-name="T1">C(l)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3.4cm" svg:height="1.4cm" svg:x="24.4cm" svg:y="0.4cm">
          <text:p text:style-name="P1"><text:span text:style-name="T1">Covariance</text:span></text:p>
          <text:p text:style-name="P1"><text:span text:style-name="T1">matric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.4cm" svg:height="1.4cm" svg:x="24.4cm" svg:y="10cm">
          <text:p text:style-name="P1"><text:span text:style-name="T1">Regularized</text:span></text:p>
          <text:p text:style-name="P1"><text:span text:style-name="T1">C(l)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2" draw:id="id22" draw:layer="layout" svg:width="3.4cm" svg:height="1.4cm" svg:x="20.4cm" svg:y="10cm">
          <text:p text:style-name="P1"><text:span text:style-name="T1">Triangular</text:span></text:p>
          <text:p text:style-name="P1"><text:span text:style-name="T1">matric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8" draw:id="id38" draw:layer="layout" svg:width="3.4cm" svg:height="1.4cm" svg:x="12.4cm" svg:y="6cm">
          <text:p text:style-name="P1"><text:span text:style-name="T1">Gaussian</text:span></text:p>
          <text:p text:style-name="P1"><text:span text:style-name="T1">alm'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5" draw:id="id25" draw:layer="layout" svg:width="3.4cm" svg:height="1.4cm" svg:x="16.4cm" svg:y="12cm">
          <text:p text:style-name="P1"><text:span text:style-name="T1">Gaussian</text:span></text:p>
          <text:p text:style-name="P1"><text:span text:style-name="T1">maps 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4cm" svg:height="1.4cm" svg:x="0.4cm" svg:y="6cm">
          <text:p text:style-name="P1"><text:span text:style-name="T1">Lognormal</text:span></text:p>
          <text:p text:style-name="P1"><text:span text:style-name="T1">Healpix map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1.4cm" svg:x="0.4cm" svg:y="8cm">
          <text:p text:style-name="P1"><text:span text:style-name="T1">Density LoS</text:span></text:p>
          <text:p text:style-name="P1"><text:span text:style-name="T1">int. properti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1" draw:id="id41" draw:layer="layout" svg:width="3.4cm" svg:height="1.4cm" svg:x="4.4cm" svg:y="6cm">
          <text:p text:style-name="P1"><text:span text:style-name="T1">Lognormal</text:span></text:p>
          <text:p text:style-name="P1"><text:span text:style-name="T1">maps 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8" draw:id="id28" draw:layer="layout" svg:width="3.4cm" svg:height="1.4cm" svg:x="0.4cm" svg:y="14cm">
          <text:p text:style-name="P1"><text:span text:style-name="T1">Recovered</text:span></text:p>
          <text:p text:style-name="P1"><text:span text:style-name="T1">C(l)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6" draw:id="id36" draw:layer="layout" svg:width="3.4cm" svg:height="1.4cm" svg:x="0.4cm" svg:y="18cm">
          <text:p text:style-name="P1"><text:span text:style-name="T1">Shear</text:span></text:p>
          <text:p text:style-name="P1"><text:span text:style-name="T1">Healpix map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4" draw:id="id34" draw:layer="layout" svg:width="3.4cm" svg:height="1.4cm" svg:x="24.4cm" svg:y="16cm">
          <text:p text:style-name="P1"><text:span text:style-name="T1">Poisson/mskd</text:span></text:p>
          <text:p text:style-name="P1"><text:span text:style-name="T1">Healpix map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1" draw:id="id31" draw:layer="layout" svg:width="3.4cm" svg:height="1.4cm" svg:x="8.4cm" svg:y="18cm">
          <text:p text:style-name="P1"><text:span text:style-name="T1">Galaxy</text:span></text:p>
          <text:p text:style-name="P1"><text:span text:style-name="T1">catalogu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3.4cm" svg:height="1.4cm" svg:x="4.4cm" svg:y="2.4cm">
          <text:p text:style-name="P1"><text:span text:style-name="T1">Organize</text:span></text:p>
          <text:p text:style-name="P1"><text:span text:style-name="T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3.8cm" svg:y1="3.1cm" svg:x2="4.4cm" svg:y2="3.1cm" draw:start-shape="id11" draw:start-glue-point="1" draw:end-shape="id10" draw:end-glue-point="3" svg:d="M3800 3100h600" svg:viewBox="0 0 601 1">
          <text:p/>
        </draw:connector>
        <draw:custom-shape draw:style-name="gr6" draw:text-style-name="P2" xml:id="id1" draw:id="id1" draw:layer="layout" svg:width="3.4cm" svg:height="1.4cm" svg:x="8.4cm" svg:y="2.4cm">
          <text:p text:style-name="P1"><text:span text:style-name="T1">Apply</text:span></text:p>
          <text:p text:style-name="P1"><text:span text:style-name="T1">window fun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7.8cm" svg:y1="3.1cm" svg:x2="8.4cm" svg:y2="3.1cm" draw:start-shape="id10" draw:start-glue-point="1" draw:end-shape="id1" draw:end-glue-point="3" svg:d="M7800 3100h600" svg:viewBox="0 0 601 1">
          <text:p/>
        </draw:connector>
        <draw:connector draw:style-name="gr2" draw:text-style-name="P1" draw:layer="layout" svg:x1="10.1cm" svg:y1="2.4cm" svg:x2="10.1cm" svg:y2="1.8cm" draw:start-shape="id1" draw:start-glue-point="0" draw:end-shape="id12" draw:end-glue-point="2" svg:d="M10100 2400v-600" svg:viewBox="0 0 1 601">
          <text:p/>
        </draw:connector>
        <draw:custom-shape draw:style-name="gr7" draw:text-style-name="P2" xml:id="id13" draw:id="id13" draw:layer="layout" svg:width="3.4cm" svg:height="1.4cm" svg:x="12.4cm" svg:y="2.4cm">
          <text:p text:style-name="P1"><text:span text:style-name="T1">Inv. Legendre</text:span></text:p>
          <text:p text:style-name="P1"><text:span text:style-name="T1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8cm" svg:y1="3.1cm" svg:x2="12.4cm" svg:y2="3.1cm" draw:start-shape="id1" draw:start-glue-point="1" draw:end-shape="id13" draw:end-glue-point="3" svg:d="M11800 3100h600" svg:viewBox="0 0 601 1">
          <text:p/>
        </draw:connector>
        <draw:connector draw:style-name="gr2" draw:text-style-name="P1" xml:id="id14" draw:id="id14" draw:layer="layout" svg:x1="14.1cm" svg:y1="2.4cm" svg:x2="14.1cm" svg:y2="2.4cm" draw:start-shape="id13" draw:start-glue-point="0" draw:end-shape="id13" draw:end-glue-point="0" svg:d="M14100 2400z" svg:viewBox="0 0 1 1">
          <text:p/>
        </draw:connector>
        <draw:connector draw:style-name="gr2" draw:text-style-name="P1" draw:layer="layout" svg:x1="14.1cm" svg:y1="2.4cm" svg:x2="14.1cm" svg:y2="1.8cm" draw:start-shape="id14" draw:start-glue-point="0" draw:end-shape="id15" draw:end-glue-point="2" svg:d="M14100 2400v-600" svg:viewBox="0 0 1 601">
          <text:p/>
        </draw:connector>
        <draw:custom-shape draw:style-name="gr7" draw:text-style-name="P2" xml:id="id16" draw:id="id16" draw:layer="layout" svg:width="3.4cm" svg:height="1.4cm" svg:x="16.4cm" svg:y="2.4cm">
          <text:p text:style-name="P1"><text:span text:style-name="T1">Lognormal to</text:span></text:p>
          <text:p text:style-name="P1"><text:span text:style-name="T1">Gaussi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5.8cm" svg:y1="3.1cm" svg:x2="16.4cm" svg:y2="3.1cm" draw:start-shape="id13" draw:start-glue-point="1" draw:end-shape="id16" draw:end-glue-point="3" svg:d="M15800 3100h600" svg:viewBox="0 0 601 1">
          <text:p/>
        </draw:connector>
        <draw:connector draw:style-name="gr2" draw:text-style-name="P1" draw:layer="layout" svg:x1="18.1cm" svg:y1="2.4cm" svg:x2="18.1cm" svg:y2="1.8cm" draw:start-shape="id16" draw:start-glue-point="0" draw:end-shape="id17" draw:end-glue-point="2" svg:d="M18100 2400v-600" svg:viewBox="0 0 1 601">
          <text:p/>
        </draw:connector>
        <draw:custom-shape draw:style-name="gr7" draw:text-style-name="P2" xml:id="id18" draw:id="id18" draw:layer="layout" svg:width="3.4cm" svg:height="1.4cm" svg:x="20.4cm" svg:y="2.4cm">
          <text:p text:style-name="P1"><text:span text:style-name="T1">Legendre</text:span></text:p>
          <text:p text:style-name="P1"><text:span text:style-name="T1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9.8cm" svg:y1="3.1cm" svg:x2="20.4cm" svg:y2="3.1cm" draw:start-shape="id16" draw:start-glue-point="1" draw:end-shape="id18" draw:end-glue-point="3" svg:d="M19800 3100h600" svg:viewBox="0 0 601 1">
          <text:p/>
        </draw:connector>
        <draw:connector draw:style-name="gr2" draw:text-style-name="P1" draw:layer="layout" svg:x1="22.1cm" svg:y1="2.4cm" svg:x2="22.1cm" svg:y2="1.8cm" draw:start-shape="id18" draw:start-glue-point="0" draw:end-shape="id19" draw:end-glue-point="2" svg:d="M22100 2400v-600" svg:viewBox="0 0 1 601">
          <text:p/>
        </draw:connector>
        <draw:custom-shape draw:style-name="gr6" draw:text-style-name="P2" xml:id="id2" draw:id="id2" draw:layer="layout" svg:width="3.4cm" svg:height="1.4cm" svg:x="24.4cm" svg:y="3.7cm">
          <text:p text:style-name="P1"><text:span text:style-name="T1">Build Cov.</text:span></text:p>
          <text:p text:style-name="P1"><text:span text:style-name="T1">matrix for 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2.1cm" svg:y1="3.8cm" svg:x2="24.4cm" svg:y2="4.4cm" draw:start-shape="id18" draw:start-glue-point="2" draw:end-shape="id2" draw:end-glue-point="3" svg:d="M22100 3800v600h2300" svg:viewBox="0 0 2301 601">
          <text:p/>
        </draw:connector>
        <draw:connector draw:style-name="gr2" draw:text-style-name="P1" draw:layer="layout" svg:x1="26.1cm" svg:y1="3.7cm" svg:x2="26.1cm" svg:y2="1.8cm" draw:start-shape="id2" draw:start-glue-point="0" draw:end-shape="id20" draw:end-glue-point="2" svg:d="M26100 3700v-1900" svg:viewBox="0 0 1 1901">
          <text:p/>
        </draw:connector>
        <draw:custom-shape draw:style-name="gr6" draw:text-style-name="P2" xml:id="id7" draw:id="id7" draw:layer="layout" svg:width="3.4cm" svg:height="1.4cm" svg:x="24.4cm" svg:y="6cm">
          <text:p text:style-name="P1"><text:span text:style-name="T1">Regularize</text:span></text:p>
          <text:p text:style-name="P1"><text:span text:style-name="T1">matr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6.1cm" svg:y1="5.1cm" svg:x2="26.1cm" svg:y2="6cm" draw:start-shape="id2" draw:start-glue-point="2" draw:end-shape="id7" draw:end-glue-point="0" svg:d="M26100 5100v900" svg:viewBox="0 0 1 901">
          <text:p/>
        </draw:connector>
        <draw:custom-shape draw:style-name="gr6" draw:text-style-name="P2" xml:id="id21" draw:id="id21" draw:layer="layout" svg:width="3.4cm" svg:height="1.4cm" svg:x="20.4cm" svg:y="8cm">
          <text:p text:style-name="P1"><text:span text:style-name="T1">Cholesky</text:span></text:p>
          <text:p text:style-name="P1"><text:span text:style-name="T1">decompo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4.4cm" svg:y1="6.7cm" svg:x2="22.1cm" svg:y2="8cm" draw:start-shape="id7" draw:start-glue-point="3" draw:end-shape="id21" svg:d="M24400 6700h-2300v1300" svg:viewBox="0 0 2301 1301">
          <text:p/>
        </draw:connector>
        <draw:connector draw:style-name="gr2" draw:text-style-name="P1" draw:layer="layout" svg:x1="22.1cm" svg:y1="9.4cm" svg:x2="22.1cm" svg:y2="10cm" draw:start-shape="id21" draw:start-glue-point="2" draw:end-shape="id22" draw:end-glue-point="0" svg:d="M22100 9400v600" svg:viewBox="0 0 1 601">
          <text:p/>
        </draw:connector>
        <draw:custom-shape draw:style-name="gr6" draw:text-style-name="P2" xml:id="id23" draw:id="id23" draw:layer="layout" svg:width="3.4cm" svg:height="1.4cm" svg:x="16.4cm" svg:y="8cm">
          <text:p text:style-name="P1"><text:span text:style-name="T1">Generate</text:span></text:p>
          <text:p text:style-name="P1"><text:span text:style-name="T1">corr. ran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0.4cm" svg:y1="8.7cm" svg:x2="19.8cm" svg:y2="8.7cm" draw:start-shape="id21" draw:start-glue-point="3" draw:end-shape="id23" draw:end-glue-point="1" svg:d="M20400 8700h-600" svg:viewBox="0 0 601 1">
          <text:p/>
        </draw:connector>
        <draw:custom-shape draw:style-name="gr6" draw:text-style-name="P2" xml:id="id24" draw:id="id24" draw:layer="layout" svg:width="3.4cm" svg:height="1.4cm" svg:x="12.4cm" svg:y="8cm">
          <text:p text:style-name="P1"><text:span text:style-name="T1">Harmonic to</text:span></text:p>
          <text:p text:style-name="P1"><text:span text:style-name="T1">real 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6.4cm" svg:y1="8.7cm" svg:x2="15.8cm" svg:y2="8.7cm" draw:start-shape="id23" draw:start-glue-point="3" draw:end-shape="id24" draw:end-glue-point="1" svg:d="M16400 8700h-600" svg:viewBox="0 0 601 1">
          <text:p/>
        </draw:connector>
        <draw:connector draw:style-name="gr2" draw:text-style-name="P1" draw:layer="layout" svg:x1="14.1cm" svg:y1="9.4cm" svg:x2="16.4cm" svg:y2="12.7cm" draw:start-shape="id24" draw:start-glue-point="2" draw:end-shape="id25" draw:end-glue-point="3" svg:d="M14100 9400v3300h2300" svg:viewBox="0 0 2301 3301">
          <text:p/>
        </draw:connector>
        <draw:connector draw:style-name="gr2" draw:text-style-name="P1" draw:layer="layout" svg:x1="12.4cm" svg:y1="8.7cm" svg:x2="11.8cm" svg:y2="8.7cm" draw:start-shape="id24" draw:start-glue-point="3" draw:end-shape="id5" draw:end-glue-point="1" svg:d="M12400 8700h-600" svg:viewBox="0 0 601 1">
          <text:p/>
        </draw:connector>
        <draw:connector draw:style-name="gr8" draw:text-style-name="P1" draw:layer="layout" svg:x1="18.1cm" svg:y1="10cm" svg:x2="18.1cm" svg:y2="9.4cm" draw:start-shape="id26" draw:start-glue-point="0" draw:end-shape="id23" draw:end-glue-point="2" svg:d="M18100 10000v-600" svg:viewBox="0 0 1 601">
          <text:p/>
        </draw:connector>
        <draw:custom-shape draw:style-name="gr6" draw:text-style-name="P4" xml:id="id4" draw:id="id4" draw:layer="layout" svg:width="3.4cm" svg:height="1.4cm" svg:x="16.4cm" svg:y="16cm">
          <text:p text:style-name="P4"><text:span text:style-name="T3">Poisson sample</text:span></text:p>
          <text:p text:style-name="P4"><text:span text:style-name="T3">/ apply m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4cm" svg:y1="8.5cm" svg:x2="3.8cm" svg:y2="8.5cm" svg:d="M4400 8500h-600" svg:viewBox="0 0 601 1">
          <text:p/>
        </draw:connector>
        <draw:custom-shape draw:style-name="gr6" draw:text-style-name="P2" xml:id="id27" draw:id="id27" draw:layer="layout" svg:width="3.4cm" svg:height="1.4cm" svg:x="4.4cm" svg:y="10cm">
          <text:p text:style-name="P1"><text:span text:style-name="T1">Real space</text:span></text:p>
          <text:p text:style-name="P1"><text:span text:style-name="T1">to harmon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1cm" svg:y1="9.4cm" svg:x2="7.8cm" svg:y2="10.7cm" draw:start-shape="id5" draw:start-glue-point="2" draw:end-shape="id27" draw:end-glue-point="1" svg:d="M10100 9400v1300h-2300" svg:viewBox="0 0 2301 1301">
          <text:p/>
        </draw:connector>
        <draw:connector draw:style-name="gr2" draw:text-style-name="P1" draw:layer="layout" svg:x1="4.4cm" svg:y1="10.7cm" svg:x2="2.1cm" svg:y2="14cm" draw:start-shape="id27" draw:start-glue-point="3" draw:end-shape="id28" draw:end-glue-point="0" svg:d="M4400 10700h-2300v3300" svg:viewBox="0 0 2301 3301">
          <text:p/>
        </draw:connector>
        <draw:custom-shape draw:style-name="gr3" draw:text-style-name="P2" draw:layer="layout" svg:width="3.4cm" svg:height="1.4cm" svg:x="0.4cm" svg:y="12cm">
          <text:p text:style-name="P1"><text:span text:style-name="T1">Recovered</text:span></text:p>
          <text:p text:style-name="P1"><text:span text:style-name="T1">alm'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2" draw:id="id32" draw:layer="layout" svg:width="3.4cm" svg:height="1.4cm" svg:x="4.4cm" svg:y="12cm">
          <text:p text:style-name="P1"><text:span text:style-name="T1">E mode to</text:span></text:p>
          <text:p text:style-name="P1"><text:span text:style-name="T1">shear alm'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6.1cm" svg:y1="9.4cm" svg:x2="6.1cm" svg:y2="10cm" draw:start-shape="id29" draw:start-glue-point="2" draw:end-shape="id27" draw:end-glue-point="0" svg:d="M6100 9400v600" svg:viewBox="0 0 1 601">
          <text:p/>
        </draw:connector>
        <draw:connector draw:style-name="gr2" draw:text-style-name="P1" draw:layer="layout" svg:x1="18.1cm" svg:y1="17.4cm" svg:x2="15.8cm" svg:y2="18.7cm" draw:start-shape="id4" draw:start-glue-point="2" draw:end-shape="id30" draw:end-glue-point="1" svg:d="M18100 17400v1300h-2300" svg:viewBox="0 0 2301 1301">
          <text:p/>
        </draw:connector>
        <draw:custom-shape draw:style-name="gr6" draw:text-style-name="P2" xml:id="id30" draw:id="id30" draw:layer="layout" svg:width="3.4cm" svg:height="1.4cm" svg:x="12.4cm" svg:y="18cm">
          <text:p text:style-name="P1"><text:span text:style-name="T1">Rand. position</text:span></text:p>
          <text:p text:style-name="P1"><text:span text:style-name="T1">in ce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4cm" svg:y1="18.7cm" svg:x2="11.8cm" svg:y2="18.7cm" draw:start-shape="id30" draw:start-glue-point="3" draw:end-shape="id31" draw:end-glue-point="1" svg:d="M12400 18700h-600" svg:viewBox="0 0 601 1">
          <text:p/>
        </draw:connector>
        <draw:connector draw:style-name="gr2" draw:text-style-name="P1" draw:layer="layout" svg:x1="6.1cm" svg:y1="11.4cm" svg:x2="6.1cm" svg:y2="12cm" draw:start-shape="id27" draw:start-glue-point="2" draw:end-shape="id32" svg:d="M6100 11400v600" svg:viewBox="0 0 1 601">
          <text:p/>
        </draw:connector>
        <draw:custom-shape draw:style-name="gr6" draw:text-style-name="P2" xml:id="id33" draw:id="id33" draw:layer="layout" svg:width="3.4cm" svg:height="1.4cm" svg:x="4.4cm" svg:y="14cm">
          <text:p text:style-name="P1"><text:span text:style-name="T1">Harmonic to</text:span></text:p>
          <text:p text:style-name="P1"><text:span text:style-name="T1">real 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37" draw:id="id37" draw:layer="layout" svg:width="3.4cm" svg:height="1.4cm" svg:x="8.4cm" svg:y="16cm">
          <text:p text:style-name="P1"><text:span text:style-name="T1">Random</text:span></text:p>
          <text:p text:style-name="P1"><text:span text:style-name="T1">Intrinsic elli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4cm" svg:height="1.4cm" svg:x="0.4cm" svg:y="10cm">
          <text:p text:style-name="P1"><text:span text:style-name="T1">Lensing</text:span></text:p>
          <text:p text:style-name="P1"><text:span text:style-name="T1">E mode alm'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5" draw:id="id35" draw:layer="layout" svg:width="3.4cm" svg:height="1.4cm" svg:x="0.4cm" svg:y="16cm">
          <text:p text:style-name="P1"><text:span text:style-name="T1">Shear</text:span></text:p>
          <text:p text:style-name="P1"><text:span text:style-name="T1">maps tab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9" draw:id="id29" draw:layer="layout" svg:width="3.4cm" svg:height="1.4cm" svg:x="4.4cm" svg:y="8cm">
          <text:p text:style-name="P1"><text:span text:style-name="T1">Density LoS</text:span></text:p>
          <text:p text:style-name="P1"><text:span text:style-name="T1">inte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8.4cm" svg:y1="8.5cm" svg:x2="7.8cm" svg:y2="8.5cm" svg:d="M8400 8500h-600" svg:viewBox="0 0 601 1">
          <text:p/>
        </draw:connector>
        <draw:connector draw:style-name="gr2" draw:text-style-name="P1" draw:layer="layout" draw:type="line" svg:x1="6.1cm" svg:y1="13.4cm" svg:x2="6.1cm" svg:y2="14cm" draw:start-shape="id32" draw:start-glue-point="2" draw:end-shape="id33" draw:end-glue-point="0" svg:d="M6100 13400v600" svg:viewBox="0 0 1 601">
          <text:p/>
        </draw:connector>
        <draw:connector draw:style-name="gr2" draw:text-style-name="P1" draw:layer="layout" draw:type="line" svg:x1="19.8cm" svg:y1="16.7cm" svg:x2="24.4cm" svg:y2="16.7cm" draw:start-shape="id4" draw:start-glue-point="1" draw:end-shape="id34" draw:end-glue-point="3" svg:d="M19800 16700h4600" svg:viewBox="0 0 4601 1">
          <text:p/>
        </draw:connector>
        <draw:custom-shape draw:style-name="gr3" draw:text-style-name="P2" draw:layer="layout" svg:width="3.4cm" svg:height="1.4cm" svg:x="20.4cm" svg:y="16cm">
          <text:p text:style-name="P1"><text:span text:style-name="T1">Poisson/mskd</text:span></text:p>
          <text:p text:style-name="P1"><text:span text:style-name="T1">maps tab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1cm" svg:y1="15.4cm" svg:x2="3.8cm" svg:y2="16.7cm" draw:start-shape="id33" draw:start-glue-point="2" draw:end-shape="id35" draw:end-glue-point="1" svg:d="M6100 15400v1300h-2300" svg:viewBox="0 0 2301 1301">
          <text:p/>
        </draw:connector>
        <draw:connector draw:style-name="gr2" draw:text-style-name="P1" draw:layer="layout" svg:x1="6.1cm" svg:y1="15.4cm" svg:x2="3.8cm" svg:y2="18.7cm" draw:start-shape="id33" draw:start-glue-point="2" draw:end-shape="id36" draw:end-glue-point="1" svg:d="M6100 15400v3300h-2300" svg:viewBox="0 0 2301 3301">
          <text:p/>
        </draw:connector>
        <draw:connector draw:style-name="gr2" draw:text-style-name="P1" draw:layer="layout" svg:x1="6.1cm" svg:y1="15.4cm" svg:x2="8.4cm" svg:y2="16.7cm" draw:start-shape="id33" draw:start-glue-point="2" draw:end-shape="id37" draw:end-glue-point="3" svg:d="M6100 15400v1300h2300" svg:viewBox="0 0 2301 1301">
          <text:p/>
        </draw:connector>
        <draw:connector draw:style-name="gr2" draw:text-style-name="P1" draw:layer="layout" svg:x1="10.1cm" svg:y1="17.4cm" svg:x2="10.1cm" svg:y2="18cm" draw:start-shape="id37" draw:start-glue-point="2" draw:end-shape="id31" draw:end-glue-point="0" svg:d="M10100 17400v600" svg:viewBox="0 0 1 601">
          <text:p/>
        </draw:connector>
        <draw:connector draw:style-name="gr8" draw:text-style-name="P1" draw:layer="layout" draw:line-skew="-0.901cm" svg:x1="6.1cm" svg:y1="3.8cm" svg:x2="18.1cm" svg:y2="8cm" draw:start-shape="id10" draw:start-glue-point="2" draw:end-shape="id23" draw:end-glue-point="0" svg:d="M6100 3800v1200h12000v3000" svg:viewBox="0 0 12001 4201">
          <text:p/>
        </draw:connector>
        <draw:connector draw:style-name="gr2" draw:text-style-name="P1" draw:layer="layout" draw:type="line" svg:x1="18.1cm" svg:y1="8cm" svg:x2="15.8cm" svg:y2="6.7cm" draw:start-shape="id23" draw:start-glue-point="0" draw:end-shape="id38" draw:end-glue-point="1" svg:d="M18100 8000l-2300-1300" svg:viewBox="0 0 2301 1301">
          <text:p/>
        </draw:connector>
        <draw:connector draw:style-name="gr1" draw:text-style-name="P1" draw:layer="layout" draw:type="line" svg:x1="16.226cm" svg:y1="9.444cm" svg:x2="7.938cm" svg:y2="11.973cm" svg:d="M16226 9444l-8288 2529" svg:viewBox="0 0 8289 2530">
          <text:p/>
        </draw:connector>
        <draw:connector draw:style-name="gr2" draw:text-style-name="P1" draw:layer="layout" svg:x1="7.8cm" svg:y1="12.7cm" svg:x2="8.4cm" svg:y2="12.7cm" draw:start-shape="id32" draw:start-glue-point="1" draw:end-shape="id39" draw:end-glue-point="3" svg:d="M7800 12700h600" svg:viewBox="0 0 601 1">
          <text:p/>
        </draw:connector>
        <draw:connector draw:style-name="gr1" draw:text-style-name="P1" draw:layer="layout" svg:x1="14.1cm" svg:y1="9.4cm" svg:x2="16.4cm" svg:y2="16.7cm" draw:start-shape="id24" draw:start-glue-point="2" draw:end-shape="id4" draw:end-glue-point="3" svg:d="M14100 9400v7300h2300" svg:viewBox="0 0 2301 7301">
          <text:p/>
        </draw:connector>
        <draw:g>
          <draw:custom-shape draw:style-name="gr9" draw:text-style-name="P1" draw:layer="layout" svg:width="8.4cm" svg:height="2.6cm" svg:x="19.4cm" svg:y="18.203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0" draw:text-style-name="P2" draw:layer="layout" svg:width="0.6cm" svg:height="0.6cm" svg:x="19.8cm" svg:y="18.658cm">
                <text:p text:style-name="P1"><text:span text:style-name="T1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5" draw:layer="layout" svg:width="2.382cm" svg:height="0.806cm" svg:x="20.4cm" svg:y="18.555cm">
                <draw:text-box>
                  <text:p><text:span text:style-name="T1">Input file</text:span></text:p>
                </draw:text-box>
              </draw:frame>
            </draw:g>
            <draw:g>
              <draw:custom-shape draw:style-name="gr12" draw:text-style-name="P2" draw:layer="layout" svg:width="0.6cm" svg:height="0.6cm" svg:x="23.6cm" svg:y="18.658cm">
                <text:p text:style-name="P1"><text:span text:style-name="T1"/></text:p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1" draw:text-style-name="P5" draw:layer="layout" svg:width="2.297cm" svg:height="0.806cm" svg:x="24.218cm" svg:y="18.555cm">
                <draw:text-box>
                  <text:p><text:span text:style-name="T1">Process</text:span></text:p>
                </draw:text-box>
              </draw:frame>
            </draw:g>
            <draw:g>
              <draw:custom-shape draw:style-name="gr13" draw:text-style-name="P2" draw:layer="layout" svg:width="0.6cm" svg:height="0.6cm" svg:x="23.6cm" svg:y="19.749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1" draw:text-style-name="P5" draw:layer="layout" svg:width="3.487cm" svg:height="0.806cm" svg:x="24.202cm" svg:y="19.646cm">
                <draw:text-box>
                  <text:p><text:span text:style-name="T1">LN only Proc.</text:span></text:p>
                </draw:text-box>
              </draw:frame>
            </draw:g>
            <draw:g>
              <draw:frame draw:style-name="gr11" draw:text-style-name="P5" draw:layer="layout" svg:width="2.767cm" svg:height="0.806cm" svg:x="20.4cm" svg:y="19.646cm">
                <draw:text-box>
                  <text:p><text:span text:style-name="T1">Output file</text:span></text:p>
                </draw:text-box>
              </draw:frame>
              <draw:custom-shape draw:style-name="gr14" draw:text-style-name="P2" draw:layer="layout" svg:width="0.6cm" svg:height="0.6cm" svg:x="19.8cm" svg:y="19.652cm">
                <text:p text:style-name="P1"><text:span text:style-name="T1"/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custom-shape draw:style-name="gr9" draw:text-style-name="P1" draw:layer="layout" svg:width="15.372cm" svg:height="0.903cm" svg:x="0.4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onnector draw:style-name="gr2" draw:text-style-name="P1" draw:layer="layout" draw:type="line" svg:x1="0.7cm" svg:y1="20.332cm" svg:x2="1.556cm" svg:y2="20.371cm" svg:d="M700 20332l856 39" svg:viewBox="0 0 857 40">
              <text:p/>
            </draw:connector>
            <draw:frame draw:style-name="gr11" draw:text-style-name="P5" draw:layer="layout" svg:width="3.122cm" svg:height="0.806cm" svg:x="1.5cm" svg:y="19.948cm">
              <draw:text-box>
                <text:p><text:span text:style-name="T1">Normal flow</text:span></text:p>
              </draw:text-box>
            </draw:frame>
          </draw:g>
          <draw:g>
            <draw:connector draw:style-name="gr8" draw:text-style-name="P1" draw:layer="layout" draw:type="line" svg:x1="11.5cm" svg:y1="20.332cm" svg:x2="12.356cm" svg:y2="20.371cm" svg:d="M11500 20332l856 39" svg:viewBox="0 0 857 40">
              <text:p/>
            </draw:connector>
            <draw:frame draw:style-name="gr11" draw:text-style-name="P5" draw:layer="layout" svg:width="3.372cm" svg:height="0.806cm" svg:x="12.3cm" svg:y="19.948cm">
              <draw:text-box>
                <text:p><text:span text:style-name="T1">Optional flow</text:span></text:p>
              </draw:text-box>
            </draw:frame>
          </draw:g>
          <draw:g>
            <draw:connector draw:style-name="gr1" draw:text-style-name="P1" draw:layer="layout" draw:type="line" svg:x1="5.851cm" svg:y1="20.332cm" svg:x2="6.707cm" svg:y2="20.371cm" svg:d="M5851 20332l856 39" svg:viewBox="0 0 857 40">
              <text:p/>
            </draw:connector>
            <draw:frame draw:style-name="gr11" draw:text-style-name="P5" draw:layer="layout" svg:width="3.622cm" svg:height="0.806cm" svg:x="6.651cm" svg:y="19.948cm">
              <draw:text-box>
                <text:p><text:span text:style-name="T1">Gaussian flow</text:span></text:p>
              </draw:text-box>
            </draw:frame>
          </draw:g>
        </draw:g>
        <draw:connector draw:style-name="gr15" draw:text-style-name="P1" draw:layer="layout" svg:x1="6.1cm" svg:y1="3.8cm" svg:x2="3.8cm" svg:y2="5cm" draw:start-shape="id10" draw:start-glue-point="2" draw:end-shape="id40" draw:end-glue-point="1" svg:d="M6100 3800v1200h-2300" svg:viewBox="0 0 2301 1201">
          <text:p/>
        </draw:connector>
        <draw:connector draw:style-name="gr8" draw:text-style-name="P1" draw:layer="layout" svg:x1="6.1cm" svg:y1="8cm" svg:x2="6.1cm" svg:y2="7.4cm" draw:start-shape="id29" draw:start-glue-point="0" draw:end-shape="id41" draw:end-glue-point="2" svg:d="M6100 8000v-600" svg:viewBox="0 0 1 601">
          <text:p/>
        </draw:connector>
        <draw:custom-shape draw:style-name="gr3" draw:text-style-name="P2" xml:id="id42" draw:id="id42" draw:layer="layout" svg:width="3.4cm" svg:height="1.4cm" svg:x="8.4cm" svg:y="14cm">
          <text:p text:style-name="P1"><text:span text:style-name="T1">Ellipticity</text:span></text:p>
          <text:p text:style-name="P1"><text:span text:style-name="T1">maps / tab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1cm" svg:y1="16cm" svg:x2="10.1cm" svg:y2="15.4cm" draw:start-shape="id37" draw:start-glue-point="0" draw:end-shape="id42" svg:d="M10100 16000v-600" svg:viewBox="0 0 1 601">
          <text:p/>
        </draw:connector>
        <draw:connector draw:style-name="gr8" draw:text-style-name="P1" draw:layer="layout" draw:type="line" svg:x1="7.8cm" svg:y1="8.7cm" svg:x2="16.4cm" svg:y2="16.7cm" draw:start-shape="id29" draw:end-shape="id4" svg:d="M7800 8700l8600 8000" svg:viewBox="0 0 8601 8001">
          <text:p/>
        </draw:connector>
        <draw:custom-shape draw:style-name="gr3" draw:text-style-name="P2" xml:id="id39" draw:id="id39" draw:layer="layout" svg:width="3.4cm" svg:height="1.4cm" svg:x="8.4cm" svg:y="12cm">
          <text:p text:style-name="P1"><text:span text:style-name="T1">Shear</text:span></text:p>
          <text:p text:style-name="P1"><text:span text:style-name="T1">alm'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1cm" svg:y1="9.4cm" svg:x2="16.4cm" svg:y2="16.7cm" draw:start-shape="id5" draw:start-glue-point="2" draw:end-shape="id4" draw:end-glue-point="3" svg:d="M10100 9400l6300 7300" svg:viewBox="0 0 6301 7301">
          <text:p/>
        </draw:connector>
        <draw:custom-shape draw:style-name="gr7" draw:text-style-name="P2" xml:id="id5" draw:id="id5" draw:layer="layout" svg:width="3.4cm" svg:height="1.4cm" svg:x="8.4cm" svg:y="8cm">
          <text:p text:style-name="P1"><text:span text:style-name="T1">Exponentiate</text:span></text:p>
          <text:p text:style-name="P1"><text:span text:style-name="T1">pix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10:51:41.621883191</meta:creation-date>
    <dc:date>2017-01-20T12:45:21.328006584</dc:date>
    <meta:editing-duration>PT2H52M1S</meta:editing-duration>
    <meta:editing-cycles>9</meta:editing-cycles>
    <meta:generator>LibreOffice/4.2.8.2$Linux_X86_64 LibreOffice_project/420m0$Build-2</meta:generator>
    <meta:document-statistic meta:object-count="147"/>
  </office:meta>
</office:document-meta>
</file>